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10602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476.16666666667" calcext:value-type="float">
            <text:p>1476</text:p>
          </table:table-cell>
          <table:table-cell table:number-columns-repeated="2"/>
          <table:table-cell table:style-name="ce2" table:formula="of:=AVERAGE([.M4:.M33])" office:value-type="float" office:value="323.1855095864" calcext:value-type="float">
            <text:p>323,19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7.4258692621123" calcext:value-type="float">
            <text:p>17</text:p>
          </table:table-cell>
          <table:table-cell table:number-columns-repeated="2"/>
          <table:table-cell table:style-name="ce2" table:formula="of:=STDEV([.M4:.M33])" office:value-type="float" office:value="58.5002231857041" calcext:value-type="float">
            <text:p>58,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4" calcext:value-type="float">
            <text:p>38834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table:formula="of:=([.J4]/([.B4]-[.I4]))" office:value-type="percentage" office:value="0.00955952357821517" calcext:value-type="percentage">
            <text:p>0,96%</text:p>
          </table:table-cell>
          <table:table-cell office:value-type="float" office:value="152925" calcext:value-type="float">
            <text:p>152925</text:p>
          </table:table-cell>
          <table:table-cell office:value-type="float" office:value="291.864712954" calcext:value-type="float">
            <text:p>291,864712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81" calcext:value-type="float">
            <text:p>38881</text:p>
          </table:table-cell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table:formula="of:=([.J5]/([.B5]-[.I5]))" office:value-type="percentage" office:value="0.00925512140465412" calcext:value-type="percentage">
            <text:p>0,93%</text:p>
          </table:table-cell>
          <table:table-cell office:value-type="float" office:value="152972" calcext:value-type="float">
            <text:p>152972</text:p>
          </table:table-cell>
          <table:table-cell office:value-type="float" office:value="390.758645058" calcext:value-type="float">
            <text:p>390,758645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27" calcext:value-type="float">
            <text:p>38827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table:formula="of:=([.J6]/([.B6]-[.I6]))" office:value-type="percentage" office:value="0.00960486007214979" calcext:value-type="percentage">
            <text:p>0,96%</text:p>
          </table:table-cell>
          <table:table-cell office:value-type="float" office:value="152918" calcext:value-type="float">
            <text:p>152918</text:p>
          </table:table-cell>
          <table:table-cell office:value-type="float" office:value="292.943470955" calcext:value-type="float">
            <text:p>292,9434709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11" calcext:value-type="float">
            <text:p>38811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table:formula="of:=([.J7]/([.B7]-[.I7]))" office:value-type="percentage" office:value="0.00970848634400036" calcext:value-type="percentage">
            <text:p>0,97%</text:p>
          </table:table-cell>
          <table:table-cell office:value-type="float" office:value="152902" calcext:value-type="float">
            <text:p>152902</text:p>
          </table:table-cell>
          <table:table-cell office:value-type="float" office:value="426.564585924" calcext:value-type="float">
            <text:p>426,564585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04" calcext:value-type="float">
            <text:p>38804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table:formula="of:=([.J8]/([.B8]-[.I8]))" office:value-type="percentage" office:value="0.00975382283793499" calcext:value-type="percentage">
            <text:p>0,98%</text:p>
          </table:table-cell>
          <table:table-cell office:value-type="float" office:value="152895" calcext:value-type="float">
            <text:p>152895</text:p>
          </table:table-cell>
          <table:table-cell office:value-type="float" office:value="295.759356022" calcext:value-type="float">
            <text:p>295,759356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1" calcext:value-type="float">
            <text:p>38831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table:formula="of:=([.J9]/([.B9]-[.I9]))" office:value-type="percentage" office:value="0.00957895350418715" calcext:value-type="percentage">
            <text:p>0,96%</text:p>
          </table:table-cell>
          <table:table-cell office:value-type="float" office:value="152922" calcext:value-type="float">
            <text:p>152922</text:p>
          </table:table-cell>
          <table:table-cell office:value-type="float" office:value="294.38886404" calcext:value-type="float">
            <text:p>294,388864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56" calcext:value-type="float">
            <text:p>3885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table:formula="of:=([.J10]/([.B10]-[.I10]))" office:value-type="percentage" office:value="0.00941703745442063" calcext:value-type="percentage">
            <text:p>0,94%</text:p>
          </table:table-cell>
          <table:table-cell office:value-type="float" office:value="152947" calcext:value-type="float">
            <text:p>152947</text:p>
          </table:table-cell>
          <table:table-cell office:value-type="float" office:value="291.959858179" calcext:value-type="float">
            <text:p>291,959858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46" calcext:value-type="float">
            <text:p>38846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table:formula="of:=([.J11]/([.B11]-[.I11]))" office:value-type="percentage" office:value="0.00948180387432724" calcext:value-type="percentage">
            <text:p>0,95%</text:p>
          </table:table-cell>
          <table:table-cell office:value-type="float" office:value="152937" calcext:value-type="float">
            <text:p>152937</text:p>
          </table:table-cell>
          <table:table-cell office:value-type="float" office:value="348.37302804" calcext:value-type="float">
            <text:p>348,37302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5" calcext:value-type="float">
            <text:p>38835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table:formula="of:=([.J12]/([.B12]-[.I12]))" office:value-type="percentage" office:value="0.00955304693622451" calcext:value-type="percentage">
            <text:p>0,96%</text:p>
          </table:table-cell>
          <table:table-cell office:value-type="float" office:value="152926" calcext:value-type="float">
            <text:p>152926</text:p>
          </table:table-cell>
          <table:table-cell office:value-type="float" office:value="253.926625013" calcext:value-type="float">
            <text:p>253,926625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8" calcext:value-type="float">
            <text:p>38838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table:formula="of:=([.J13]/([.B13]-[.I13]))" office:value-type="percentage" office:value="0.00953361701025252" calcext:value-type="percentage">
            <text:p>0,95%</text:p>
          </table:table-cell>
          <table:table-cell office:value-type="float" office:value="152929" calcext:value-type="float">
            <text:p>152929</text:p>
          </table:table-cell>
          <table:table-cell office:value-type="float" office:value="293.679344893" calcext:value-type="float">
            <text:p>293,679344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7" calcext:value-type="float">
            <text:p>38837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table:formula="of:=([.J14]/([.B14]-[.I14]))" office:value-type="percentage" office:value="0.00954009365224318" calcext:value-type="percentage">
            <text:p>0,95%</text:p>
          </table:table-cell>
          <table:table-cell office:value-type="float" office:value="152928" calcext:value-type="float">
            <text:p>152928</text:p>
          </table:table-cell>
          <table:table-cell office:value-type="float" office:value="251.262836218" calcext:value-type="float">
            <text:p>251,262836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45" calcext:value-type="float">
            <text:p>38845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table:formula="of:=([.J15]/([.B15]-[.I15]))" office:value-type="percentage" office:value="0.0094882805163179" calcext:value-type="percentage">
            <text:p>0,95%</text:p>
          </table:table-cell>
          <table:table-cell office:value-type="float" office:value="152936" calcext:value-type="float">
            <text:p>152936</text:p>
          </table:table-cell>
          <table:table-cell office:value-type="float" office:value="255.57448101" calcext:value-type="float">
            <text:p>255,57448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52" calcext:value-type="float">
            <text:p>38852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table:formula="of:=([.J16]/([.B16]-[.I16]))" office:value-type="percentage" office:value="0.00944294402238327" calcext:value-type="percentage">
            <text:p>0,94%</text:p>
          </table:table-cell>
          <table:table-cell office:value-type="float" office:value="152943" calcext:value-type="float">
            <text:p>152943</text:p>
          </table:table-cell>
          <table:table-cell office:value-type="float" office:value="264.385722876" calcext:value-type="float">
            <text:p>264,3857228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47" calcext:value-type="float">
            <text:p>38847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table:formula="of:=([.J17]/([.B17]-[.I17]))" office:value-type="percentage" office:value="0.00947532723233658" calcext:value-type="percentage">
            <text:p>0,95%</text:p>
          </table:table-cell>
          <table:table-cell office:value-type="float" office:value="152938" calcext:value-type="float">
            <text:p>152938</text:p>
          </table:table-cell>
          <table:table-cell office:value-type="float" office:value="369.028645992" calcext:value-type="float">
            <text:p>369,028645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14" calcext:value-type="float">
            <text:p>3881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table:formula="of:=([.J18]/([.B18]-[.I18]))" office:value-type="percentage" office:value="0.00968905641802838" calcext:value-type="percentage">
            <text:p>0,97%</text:p>
          </table:table-cell>
          <table:table-cell office:value-type="float" office:value="152905" calcext:value-type="float">
            <text:p>152905</text:p>
          </table:table-cell>
          <table:table-cell office:value-type="float" office:value="365.826500893" calcext:value-type="float">
            <text:p>365,826500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0" calcext:value-type="float">
            <text:p>3883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formula="of:=([.J19]/([.B19]-[.I19]))" office:value-type="percentage" office:value="0.00958543014617781" calcext:value-type="percentage">
            <text:p>0,96%</text:p>
          </table:table-cell>
          <table:table-cell office:value-type="float" office:value="152921" calcext:value-type="float">
            <text:p>152921</text:p>
          </table:table-cell>
          <table:table-cell office:value-type="float" office:value="309.505787849" calcext:value-type="float">
            <text:p>309,505787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15" calcext:value-type="float">
            <text:p>38815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table:formula="of:=([.J20]/([.B20]-[.I20]))" office:value-type="percentage" office:value="0.00968257977603772" calcext:value-type="percentage">
            <text:p>0,97%</text:p>
          </table:table-cell>
          <table:table-cell office:value-type="float" office:value="152906" calcext:value-type="float">
            <text:p>152906</text:p>
          </table:table-cell>
          <table:table-cell office:value-type="float" office:value="371.245400906" calcext:value-type="float">
            <text:p>371,2454009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5" calcext:value-type="float">
            <text:p>38835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table:formula="of:=([.J21]/([.B21]-[.I21]))" office:value-type="percentage" office:value="0.00955304693622451" calcext:value-type="percentage">
            <text:p>0,96%</text:p>
          </table:table-cell>
          <table:table-cell office:value-type="float" office:value="152926" calcext:value-type="float">
            <text:p>152926</text:p>
          </table:table-cell>
          <table:table-cell office:value-type="float" office:value="293.580517054" calcext:value-type="float">
            <text:p>293,580517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15" calcext:value-type="float">
            <text:p>38815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table:formula="of:=([.J22]/([.B22]-[.I22]))" office:value-type="percentage" office:value="0.00968257977603772" calcext:value-type="percentage">
            <text:p>0,97%</text:p>
          </table:table-cell>
          <table:table-cell office:value-type="float" office:value="152906" calcext:value-type="float">
            <text:p>152906</text:p>
          </table:table-cell>
          <table:table-cell office:value-type="float" office:value="387.616339922" calcext:value-type="float">
            <text:p>387,6163399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46" calcext:value-type="float">
            <text:p>38846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table:formula="of:=([.J23]/([.B23]-[.I23]))" office:value-type="percentage" office:value="0.00948180387432724" calcext:value-type="percentage">
            <text:p>0,95%</text:p>
          </table:table-cell>
          <table:table-cell office:value-type="float" office:value="152937" calcext:value-type="float">
            <text:p>152937</text:p>
          </table:table-cell>
          <table:table-cell office:value-type="float" office:value="446.778063059" calcext:value-type="float">
            <text:p>446,778063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50" calcext:value-type="float">
            <text:p>3885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formula="of:=([.J24]/([.B24]-[.I24]))" office:value-type="percentage" office:value="0.0094558973063646" calcext:value-type="percentage">
            <text:p>0,95%</text:p>
          </table:table-cell>
          <table:table-cell office:value-type="float" office:value="152941" calcext:value-type="float">
            <text:p>152941</text:p>
          </table:table-cell>
          <table:table-cell office:value-type="float" office:value="252.688983917" calcext:value-type="float">
            <text:p>252,6889839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26" calcext:value-type="float">
            <text:p>38826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table:formula="of:=([.J25]/([.B25]-[.I25]))" office:value-type="percentage" office:value="0.00961133671414045" calcext:value-type="percentage">
            <text:p>0,96%</text:p>
          </table:table-cell>
          <table:table-cell office:value-type="float" office:value="152917" calcext:value-type="float">
            <text:p>152917</text:p>
          </table:table-cell>
          <table:table-cell office:value-type="float" office:value="310.675263882" calcext:value-type="float">
            <text:p>310,6752638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07" calcext:value-type="float">
            <text:p>38807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table:formula="of:=([.J26]/([.B26]-[.I26]))" office:value-type="percentage" office:value="0.009734392911963" calcext:value-type="percentage">
            <text:p>0,97%</text:p>
          </table:table-cell>
          <table:table-cell office:value-type="float" office:value="152898" calcext:value-type="float">
            <text:p>152898</text:p>
          </table:table-cell>
          <table:table-cell office:value-type="float" office:value="309.635751009" calcext:value-type="float">
            <text:p>309,6357510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61" calcext:value-type="float">
            <text:p>38861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table:formula="of:=([.J27]/([.B27]-[.I27]))" office:value-type="percentage" office:value="0.00938465424446733" calcext:value-type="percentage">
            <text:p>0,94%</text:p>
          </table:table-cell>
          <table:table-cell office:value-type="float" office:value="152952" calcext:value-type="float">
            <text:p>152952</text:p>
          </table:table-cell>
          <table:table-cell office:value-type="float" office:value="272.414604902" calcext:value-type="float">
            <text:p>272,4146049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42" calcext:value-type="float">
            <text:p>3884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table:formula="of:=([.J28]/([.B28]-[.I28]))" office:value-type="percentage" office:value="0.00950771044228988" calcext:value-type="percentage">
            <text:p>0,95%</text:p>
          </table:table-cell>
          <table:table-cell office:value-type="float" office:value="152933" calcext:value-type="float">
            <text:p>152933</text:p>
          </table:table-cell>
          <table:table-cell office:value-type="float" office:value="290.99358201" calcext:value-type="float">
            <text:p>290,993582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2" calcext:value-type="float">
            <text:p>38832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table:formula="of:=([.J29]/([.B29]-[.I29]))" office:value-type="percentage" office:value="0.00957247686219649" calcext:value-type="percentage">
            <text:p>0,96%</text:p>
          </table:table-cell>
          <table:table-cell office:value-type="float" office:value="152923" calcext:value-type="float">
            <text:p>152923</text:p>
          </table:table-cell>
          <table:table-cell office:value-type="float" office:value="272.695869923" calcext:value-type="float">
            <text:p>272,6958699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0" calcext:value-type="float">
            <text:p>3883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formula="of:=([.J30]/([.B30]-[.I30]))" office:value-type="percentage" office:value="0.00958543014617781" calcext:value-type="percentage">
            <text:p>0,96%</text:p>
          </table:table-cell>
          <table:table-cell office:value-type="float" office:value="152921" calcext:value-type="float">
            <text:p>152921</text:p>
          </table:table-cell>
          <table:table-cell office:value-type="float" office:value="444.416433096" calcext:value-type="float">
            <text:p>444,4164330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17" calcext:value-type="float">
            <text:p>38817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table:formula="of:=([.J31]/([.B31]-[.I31]))" office:value-type="percentage" office:value="0.0096696264920564" calcext:value-type="percentage">
            <text:p>0,97%</text:p>
          </table:table-cell>
          <table:table-cell office:value-type="float" office:value="152908" calcext:value-type="float">
            <text:p>152908</text:p>
          </table:table-cell>
          <table:table-cell office:value-type="float" office:value="406.08116293" calcext:value-type="float">
            <text:p>406,081162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37" calcext:value-type="float">
            <text:p>38837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table:formula="of:=([.J32]/([.B32]-[.I32]))" office:value-type="percentage" office:value="0.00954009365224318" calcext:value-type="percentage">
            <text:p>0,95%</text:p>
          </table:table-cell>
          <table:table-cell office:value-type="float" office:value="152928" calcext:value-type="float">
            <text:p>152928</text:p>
          </table:table-cell>
          <table:table-cell office:value-type="float" office:value="309.043428183" calcext:value-type="float">
            <text:p>309,0434281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38814" calcext:value-type="float">
            <text:p>3881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table:formula="of:=([.J33]/([.B33]-[.I33]))" office:value-type="percentage" office:value="0.00968905641802838" calcext:value-type="percentage">
            <text:p>0,97%</text:p>
          </table:table-cell>
          <table:table-cell office:value-type="float" office:value="152905" calcext:value-type="float">
            <text:p>152905</text:p>
          </table:table-cell>
          <table:table-cell office:value-type="float" office:value="331.897420883" calcext:value-type="float">
            <text:p>331,897420883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956060301854694" calcext:value-type="percentage">
            <text:p>0,96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1286111658676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4:50.649734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5:42.291912179</dc:date>
    <meta:editing-duration>PT2M1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